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DBD4D489A69ECA18.png" manifest:media-type="image/png"/>
  <manifest:file-entry manifest:full-path="Pictures/1000020100000200000002005C21F8CD337C675E.png" manifest:media-type="image/png"/>
  <manifest:file-entry manifest:full-path="Pictures/10000201000002000000020058F9365DB454EED5.png" manifest:media-type="image/png"/>
  <manifest:file-entry manifest:full-path="Pictures/100002010000020000000200C0B1CB017A8856A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9" style:family="graphic" style:parent-style-name="objectwithoutfill">
      <style:graphic-properties svg:stroke-width="0.102cm" svg:stroke-color="#2a6099" draw:marker-start-width="0.356cm" draw:marker-end="Arrowheads_20_9" draw:marker-end-width="0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2a6099" draw:marker-start-width="0.356cm" draw:marker-end-width="0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Long_20_Dot" svg:stroke-color="#2a6099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4" style:family="graphic" style:parent-style-name="standard">
      <style:graphic-properties svg:stroke-color="#2a6099"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6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2.767cm" fo:min-width="2.675cm"/>
    </style:style>
    <style:style style:name="gr30" style:family="graphic" style:parent-style-name="standard">
      <style:graphic-properties svg:stroke-color="#808080" draw:fill="solid" draw:fill-color="#dee6ef" draw:textarea-horizontal-align="justify" draw:textarea-vertical-align="middle" draw:auto-grow-height="false" fo:min-height="12.767cm" fo:min-width="3.31cm"/>
    </style:style>
    <style:style style:name="gr31" style:family="graphic" style:parent-style-name="standard">
      <style:graphic-properties svg:stroke-color="#808080" draw:fill="solid" draw:fill-color="#dde8cb" draw:textarea-horizontal-align="justify" draw:textarea-vertical-align="middle" draw:auto-grow-height="false" fo:min-height="12.767cm" fo:min-width="3.945cm"/>
    </style:style>
    <style:style style:name="gr32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1.916cm"/>
      <style:paragraph-properties style:writing-mode="lr-tb"/>
    </style:style>
    <style:style style:name="gr33" style:family="graphic" style:parent-style-name="standard">
      <style:graphic-properties svg:stroke-color="#81d41a" draw:fill-color="#81d41a" draw:textarea-horizontal-align="justify" draw:textarea-vertical-align="middle" draw:auto-grow-height="false" fo:min-height="2.042cm" fo:min-width="1.792cm"/>
      <style:paragraph-properties style:writing-mode="lr-tb"/>
    </style:style>
    <style:style style:name="gr34" style:family="graphic" style:parent-style-name="standard">
      <style:graphic-properties svg:stroke-color="#b4c7dc" draw:fill-color="#729fcf" draw:textarea-horizontal-align="justify" draw:textarea-vertical-align="middle" draw:auto-grow-height="false" fo:min-height="3.312cm" fo:min-width="1.792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02cm" svg:stroke-color="#ff542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2a609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102cm" svg:stroke-color="#81d41a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svg:stroke-color="#ff5429" draw:marker-start-width="0.356cm" draw:marker-end-width="0.457cm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ff5429" draw:fill="none" draw:fill-color="#ff5429" draw:textarea-horizontal-align="left" draw:auto-grow-height="true" draw:auto-grow-width="true" fo:min-height="0.319cm" fo:min-width="1.52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49" style:family="graphic" style:parent-style-name="objectwithoutfill">
      <style:graphic-properties svg:stroke-width="0.102cm" svg:stroke-color="#ff5429" draw:marker-start-width="0.509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ff5429" draw:marker-start-width="0.356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Nimbus Mono PS2" fo:font-size="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style:style style:name="P9" style:family="paragraph">
      <loext:graphic-properties draw:fill="solid" draw:fill-color="#dee6ef"/>
      <style:paragraph-properties fo:text-align="center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style:paragraph-properties fo:text-align="center" style:writing-mode="lr-tb"/>
      <style:text-properties fo:font-size="11pt" style:font-size-asian="18pt" style:font-size-complex="18pt"/>
    </style:style>
    <style:style style:name="P12" style:family="paragraph">
      <loext:graphic-properties draw:fill-color="#b2b2b2"/>
      <style:paragraph-properties fo:text-align="center" style:writing-mode="lr-tb"/>
      <style:text-properties fo:font-size="11pt" style:font-size-asian="18pt" style:font-size-complex="18pt"/>
    </style:style>
    <style:style style:name="P13" style:family="paragraph">
      <loext:graphic-properties draw:fill-color="#81d41a"/>
      <style:paragraph-properties fo:text-align="center" style:writing-mode="lr-tb"/>
      <style:text-properties fo:font-size="11pt" style:font-size-asian="18pt" style:font-size-complex="18pt"/>
    </style:style>
    <style:style style:name="P14" style:family="paragraph">
      <loext:graphic-properties draw:fill-color="#729fcf"/>
      <style:paragraph-properties fo:text-align="center" style:writing-mode="lr-tb"/>
      <style:text-properties fo:font-size="11pt" style:font-size-asian="18pt" style:font-size-complex="18pt"/>
    </style:style>
    <style:style style:name="P15" style:family="paragraph">
      <loext:graphic-properties draw:fill="none" draw:fill-color="#ff5429"/>
      <style:paragraph-properties style:writing-mode="lr-tb"/>
      <style:text-properties fo:color="#ff5429" loext:opacity="100%" fo:font-size="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ff5429" loext:opacity="100%" fo:font-size="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color="#2a6099" loext:opacity="100%" fo:font-size="8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81d41a" loext:opacity="100%" fo:font-size="8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font-size="10pt" fo:font-weight="bold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color="#069a2e" loext:opacity="100%" fo:font-size="10pt" fo:font-weight="bold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color="#808080" loext:opacity="100%" fo:font-size="10pt" fo:font-weight="bold" style:font-size-asian="18pt" style:font-size-complex="1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2a6099" loext:opacity="100%" fo:font-size="10pt" fo:font-weight="bold" style:font-size-asian="18pt" style:font-size-complex="18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font-name="Nimbus Mono PS2" fo:font-size="8pt" style:font-size-asian="18pt" style:font-size-complex="18pt"/>
    </style:style>
    <style:style style:name="T3" style:family="text">
      <style:text-properties fo:color="#ff5429" loext:opacity="100%" fo:font-size="8pt" style:font-size-asian="18pt" style:font-size-complex="18pt"/>
    </style:style>
    <style:style style:name="T4" style:family="text">
      <style:text-properties fo:color="#2a6099" loext:opacity="100%" fo:font-size="8pt" style:font-size-asian="18pt" style:font-size-complex="18pt"/>
    </style:style>
    <style:style style:name="T5" style:family="text">
      <style:text-properties fo:color="#81d41a" loext:opacity="100%" fo:font-size="8pt" style:font-size-asian="18pt" style:font-size-complex="18pt"/>
    </style:style>
    <style:style style:name="T6" style:family="text">
      <style:text-properties fo:font-size="10pt" fo:font-weight="bold" style:font-size-asian="18pt" style:font-size-complex="18pt"/>
    </style:style>
    <style:style style:name="T7" style:family="text">
      <style:text-properties fo:color="#069a2e" loext:opacity="100%" fo:font-size="10pt" fo:font-weight="bold" style:font-size-asian="18pt" style:font-size-complex="18pt"/>
    </style:style>
    <style:style style:name="T8" style:family="text">
      <style:text-properties fo:color="#808080" loext:opacity="100%" fo:font-size="10pt" fo:font-weight="bold" style:font-size-asian="18pt" style:font-size-complex="18pt"/>
    </style:style>
    <style:style style:name="T9" style:family="text">
      <style:text-properties fo:color="#2a6099" loext:opacity="100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3.81cm" svg:height="0.953cm" svg:x="14.017cm" svg:y="11.743cm">
          <draw:text-box>
            <text:p text:style-name="P2"><text:span text:style-name="T1">Temper</text:span><text:span text:style-name="T1">ature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4" draw:layer="layout" svg:width="2.223cm" svg:height="0.635cm" svg:x="4.094cm" svg:y="6.2cm">
          <draw:text-box>
            <text:p text:style-name="P2"><text:span text:style-name="T2">max_level</text:span></text:p>
          </draw:text-box>
        </draw:frame>
        <draw:frame draw:style-name="gr6" draw:text-style-name="P4" draw:layer="layout" svg:width="2.222cm" svg:height="0.644cm" svg:x="4.095cm" svg:y="10.013cm">
          <draw:text-box>
            <text:p text:style-name="P2"><text:span text:style-name="T2">min_</text:span><text:span text:style-name="T2">leve</text:span><text:span text:style-name="T2">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4" draw:layer="layout" svg:width="1.905cm" svg:height="0.644cm" svg:x="6.976cm" svg:y="11.477cm">
          <draw:text-box>
            <text:p text:style-name="P2"><text:span text:style-name="T2">min_temp</text:span></text:p>
          </draw:text-box>
        </draw:frame>
        <draw:frame draw:style-name="gr8" draw:text-style-name="P4" draw:layer="layout" svg:width="1.905cm" svg:height="0.644cm" svg:x="12.056cm" svg:y="11.468cm">
          <draw:text-box>
            <text:p text:style-name="P2"><text:span text:style-name="T2">max_temp</text:span></text:p>
          </draw:text-box>
        </draw:frame>
        <draw:g>
          <draw:line draw:style-name="gr9" draw:text-style-name="P1" draw:layer="layout" svg:x1="6.317cm" svg:y1="10.207cm" svg:x2="7.905cm" svg:y2="10.207cm">
            <text:p/>
          </draw:line>
          <draw:line draw:style-name="gr10" draw:text-style-name="P1" draw:layer="layout" svg:x1="7.905cm" svg:y1="10.207cm" svg:x2="12.985cm" svg:y2="6.397cm">
            <text:p/>
          </draw:line>
          <draw:line draw:style-name="gr10" draw:text-style-name="P1" draw:layer="layout" svg:x1="12.985cm" svg:y1="6.397cm" svg:x2="14.572cm" svg:y2="6.397cm">
            <text:p/>
          </draw:line>
        </draw:g>
        <draw:line draw:style-name="gr11" draw:text-style-name="P1" draw:layer="layout" svg:x1="6.317cm" svg:y1="8.302cm" svg:x2="14.572cm" svg:y2="8.302cm">
          <text:p/>
        </draw:line>
        <draw:line draw:style-name="gr11" draw:text-style-name="P1" draw:layer="layout" svg:x1="6.317cm" svg:y1="7.35cm" svg:x2="14.572cm" svg:y2="7.35cm">
          <text:p/>
        </draw:line>
        <draw:line draw:style-name="gr11" draw:text-style-name="P1" draw:layer="layout" svg:x1="6.317cm" svg:y1="9.255cm" svg:x2="14.572cm" svg:y2="9.255cm">
          <text:p/>
        </draw:line>
        <draw:frame draw:style-name="gr12" draw:text-style-name="P3" draw:layer="layout" svg:width="2.336cm" svg:height="0.953cm" svg:x="4.026cm" svg:y="4.004cm">
          <draw:text-box>
            <text:p text:style-name="P2"><text:span text:style-name="T1">Fan level</text:span></text:p>
          </draw:text-box>
        </draw:frame>
        <draw:frame draw:style-name="gr13" draw:text-style-name="P4" draw:layer="layout" svg:width="1.59cm" svg:height="0.634cm" draw:transform="rotate (1.57760311087767) translate (5.338cm 8.97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445cm" svg:y1="11.16cm" svg:x2="10.445cm" svg:y2="5.445cm">
          <text:p/>
        </draw:line>
        <draw:line draw:style-name="gr11" draw:text-style-name="P1" draw:layer="layout" svg:x1="9.175cm" svg:y1="11.16cm" svg:x2="9.175cm" svg:y2="5.445cm">
          <text:p/>
        </draw:line>
        <draw:line draw:style-name="gr11" draw:text-style-name="P1" draw:layer="layout" svg:x1="11.715cm" svg:y1="11.16cm" svg:x2="11.715cm" svg:y2="5.445cm">
          <text:p/>
        </draw:line>
        <draw:custom-shape draw:style-name="gr14" draw:text-style-name="P5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905cm" svg:height="0.644cm" svg:x="9.81cm" svg:y="11.468cm">
          <draw:text-box>
            <text:p text:style-name="P2"><text:span text:style-name="T2">steps</text:span></text:p>
          </draw:text-box>
        </draw:frame>
        <draw:frame draw:style-name="gr16" draw:text-style-name="P6" draw:layer="layout" svg:width="8.6cm" svg:height="0.962cm" svg:x="6.152cm" svg:y="2.705cm">
          <draw:text-box>
            <text:p>User-defined control function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7" draw:text-style-name="P3" draw:layer="layout" svg:width="3.81cm" svg:height="0.953cm" svg:x="14.131cm" svg:y="22.907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8" draw:text-style-name="P4" draw:layer="layout" svg:width="2.223cm" svg:height="0.635cm" svg:x="4.208cm" svg:y="17.364cm">
          <draw:text-box>
            <text:p text:style-name="P2"><text:span text:style-name="T2">max_level</text:span></text:p>
          </draw:text-box>
        </draw:frame>
        <draw:frame draw:style-name="gr19" draw:text-style-name="P4" draw:layer="layout" svg:width="2.222cm" svg:height="0.644cm" svg:x="4.209cm" svg:y="21.165cm">
          <draw:text-box>
            <text:p text:style-name="P2"><text:span text:style-name="T2">min_lev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20" draw:text-style-name="P4" draw:layer="layout" svg:width="1.905cm" svg:height="0.644cm" svg:x="7.114cm" svg:y="22.641cm">
          <draw:text-box>
            <text:p text:style-name="P2"><text:span text:style-name="T2">min_temp</text:span></text:p>
          </draw:text-box>
        </draw:frame>
        <draw:frame draw:style-name="gr21" draw:text-style-name="P4" draw:layer="layout" svg:width="1.905cm" svg:height="0.644cm" svg:x="12.182cm" svg:y="22.632cm">
          <draw:text-box>
            <text:p text:style-name="P2"><text:span text:style-name="T2">max_temp</text:span></text:p>
          </draw:text-box>
        </draw:frame>
        <draw:line draw:style-name="gr11" draw:text-style-name="P1" draw:layer="layout" svg:x1="6.431cm" svg:y1="19.466cm" svg:x2="14.686cm" svg:y2="19.466cm">
          <text:p/>
        </draw:line>
        <draw:line draw:style-name="gr11" draw:text-style-name="P1" draw:layer="layout" svg:x1="6.431cm" svg:y1="18.514cm" svg:x2="14.686cm" svg:y2="18.514cm">
          <text:p/>
        </draw:line>
        <draw:line draw:style-name="gr11" draw:text-style-name="P1" draw:layer="layout" svg:x1="6.431cm" svg:y1="20.419cm" svg:x2="14.686cm" svg:y2="20.419cm">
          <text:p/>
        </draw:line>
        <draw:frame draw:style-name="gr22" draw:text-style-name="P3" draw:layer="layout" svg:width="2.54cm" svg:height="0.953cm" svg:x="4.14cm" svg:y="15.187cm">
          <draw:text-box>
            <text:p text:style-name="P2"><text:span text:style-name="T1">Fan level</text:span></text:p>
          </draw:text-box>
        </draw:frame>
        <draw:frame draw:style-name="gr23" draw:text-style-name="P4" draw:layer="layout" svg:width="1.59cm" svg:height="0.634cm" draw:transform="rotate (1.57760311087767) translate (5.424cm 20.11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559cm" svg:y1="22.324cm" svg:x2="10.559cm" svg:y2="16.609cm">
          <text:p/>
        </draw:line>
        <draw:line draw:style-name="gr11" draw:text-style-name="P1" draw:layer="layout" svg:x1="9.289cm" svg:y1="22.324cm" svg:x2="9.289cm" svg:y2="16.609cm">
          <text:p/>
        </draw:line>
        <draw:line draw:style-name="gr11" draw:text-style-name="P1" draw:layer="layout" svg:x1="11.829cm" svg:y1="22.324cm" svg:x2="11.829cm" svg:y2="16.609cm">
          <text:p/>
        </draw:line>
        <draw:frame draw:style-name="gr24" draw:text-style-name="P4" draw:layer="layout" svg:width="1.905cm" svg:height="0.644cm" svg:x="9.924cm" svg:y="22.632cm">
          <draw:text-box>
            <text:p text:style-name="P2"><text:span text:style-name="T2">steps</text:span></text:p>
          </draw:text-box>
        </draw:frame>
        <draw:frame draw:style-name="gr25" draw:text-style-name="P6" draw:layer="layout" svg:width="5.328cm" svg:height="0.962cm" svg:x="7.737cm" svg:y="14.017cm">
          <draw:text-box>
            <text:p>Fan output levels</text:p>
          </draw:text-box>
        </draw:frame>
        <draw:g>
          <draw:line draw:style-name="gr26" draw:text-style-name="P1" draw:layer="layout" svg:x1="6.397cm" svg:y1="21.38cm" svg:x2="8.62cm" svg:y2="21.38cm">
            <text:p/>
          </draw:line>
          <draw:line draw:style-name="gr27" draw:text-style-name="P1" draw:layer="layout" svg:x1="8.62cm" svg:y1="20.367cm" svg:x2="8.62cm" svg:y2="21.435cm">
            <text:p/>
          </draw:line>
          <draw:line draw:style-name="gr27" draw:text-style-name="P1" draw:layer="layout" svg:x1="8.62cm" svg:y1="20.412cm" svg:x2="9.89cm" svg:y2="20.412cm">
            <text:p/>
          </draw:line>
          <draw:line draw:style-name="gr27" draw:text-style-name="P1" draw:layer="layout" svg:x1="9.89cm" svg:y1="19.4cm" svg:x2="9.89cm" svg:y2="20.468cm">
            <text:p/>
          </draw:line>
          <draw:line draw:style-name="gr27" draw:text-style-name="P1" draw:layer="layout" svg:x1="9.89cm" svg:y1="19.45cm" svg:x2="11.16cm" svg:y2="19.45cm">
            <text:p/>
          </draw:line>
          <draw:line draw:style-name="gr27" draw:text-style-name="P1" draw:layer="layout" svg:x1="11.16cm" svg:y1="18.462cm" svg:x2="11.16cm" svg:y2="19.505cm">
            <text:p/>
          </draw:line>
          <draw:line draw:style-name="gr26" draw:text-style-name="P1" draw:layer="layout" svg:x1="12.43cm" svg:y1="17.556cm" svg:x2="14.652cm" svg:y2="17.556cm">
            <text:p/>
          </draw:line>
          <draw:line draw:style-name="gr27" draw:text-style-name="P1" draw:layer="layout" svg:x1="11.16cm" svg:y1="18.506cm" svg:x2="12.43cm" svg:y2="18.506cm">
            <text:p/>
          </draw:line>
          <draw:line draw:style-name="gr27" draw:text-style-name="P1" draw:layer="layout" svg:x1="12.43cm" svg:y1="17.51cm" svg:x2="12.43cm" svg:y2="18.553cm">
            <text:p/>
          </draw:line>
        </draw:g>
        <draw:custom-shape draw:style-name="gr28" draw:text-style-name="P7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9" draw:text-style-name="P8" draw:layer="layout" svg:width="3.175cm" svg:height="13.017cm" svg:x="6.715cm" svg:y="4.1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.81cm" svg:height="13.017cm" svg:x="10.207cm" svg:y="4.1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4.445cm" svg:height="13.017cm" svg:x="1.952cm" svg:y="4.175cm">
          <text:p/>
          <draw:enhanced-geometry svg:viewBox="0 0 21600 21600" draw:type="rectangle" draw:enhanced-path="M 0 0 L 21600 0 21600 21600 0 21600 0 0 Z N"/>
        </draw:custom-shape>
        <draw:custom-shape draw:name="coretemp" draw:style-name="gr32" draw:text-style-name="P12" xml:id="id1" draw:id="id1" draw:layer="layout" svg:width="2.54cm" svg:height="1.27cm" svg:x="7.032cm" svg:y="4.81cm">
          <svg:title>Coretemp</svg:title>
          <text:p text:style-name="P11"><text:span text:style-name="T1">corete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0" draw:style-name="gr32" draw:text-style-name="P12" xml:id="id3" draw:id="id3" draw:layer="layout" svg:width="2.54cm" svg:height="1.27cm" svg:x="7.032cm" svg:y="13.7cm">
          <svg:title>Coretemp</svg:title>
          <text:p text:style-name="P11"><text:span text:style-name="T1">drivete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1" draw:style-name="gr33" draw:text-style-name="P13" draw:layer="layout" svg:width="2.54cm" svg:height="2.54cm" svg:x="2.905cm" svg:y="8.544cm">
          <svg:title>Coretemp</svg:title>
          <text:p text:style-name="P11"><text:span text:style-name="T1">IP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2" draw:style-name="gr34" draw:text-style-name="P14" xml:id="id2" draw:id="id2" draw:layer="layout" svg:width="2.54cm" svg:height="3.81cm" svg:x="10.842cm" svg:y="7.985cm">
          <svg:title>Coretemp</svg:title>
          <text:p text:style-name="P11"><text:span text:style-name="T1">sm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" draw:layer="layout" svg:width="1.27cm" svg:height="1.27cm" svg:x="2.905cm" svg:y="4.81cm">
          <draw:image xlink:href="Pictures/100002010000020000000200C0B1CB017A8856A9.png" xlink:type="simple" xlink:show="embed" xlink:actuate="onLoad" draw:mime-type="image/png">
            <text:p/>
          </draw:image>
        </draw:frame>
        <draw:frame draw:style-name="gr35" draw:text-style-name="P1" xml:id="id5" draw:id="id5" draw:layer="layout" svg:width="1.27cm" svg:height="1.27cm" svg:x="4.175cm" svg:y="4.81cm">
          <draw:image xlink:href="Pictures/100002010000020000000200C0B1CB017A8856A9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6.00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6.00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6.00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2.35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2.35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12.354cm">
          <draw:image xlink:href="Pictures/1000020100000200000002005C21F8CD337C675E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3.7cm">
          <draw:image xlink:href="Pictures/100002010000020000000200DBD4D489A69ECA18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3.7cm">
          <draw:image xlink:href="Pictures/100002010000020000000200DBD4D489A69ECA18.png" xlink:type="simple" xlink:show="embed" xlink:actuate="onLoad" draw:mime-type="image/png">
            <text:p/>
          </draw:image>
        </draw:frame>
        <draw:frame draw:style-name="gr35" draw:text-style-name="P1" xml:id="id4" draw:id="id4" draw:layer="layout" svg:width="1.27cm" svg:height="1.27cm" svg:x="4.81cm" svg:y="13.7cm">
          <draw:image xlink:href="Pictures/100002010000020000000200DBD4D489A69ECA18.png" xlink:type="simple" xlink:show="embed" xlink:actuate="onLoad" draw:mime-type="image/png">
            <text:p/>
          </draw:image>
        </draw:frame>
        <draw:connector draw:style-name="gr36" draw:text-style-name="P1" draw:layer="layout" svg:x1="9.572cm" svg:y1="5.445cm" svg:x2="12.112cm" svg:y2="7.985cm" draw:start-shape="id1" draw:start-glue-point="1" draw:end-shape="id2" draw:end-glue-point="0" svg:d="M9572 5445h2540v2540" svg:viewBox="0 0 2541 2541">
          <text:p/>
        </draw:connector>
        <draw:line draw:style-name="gr37" draw:text-style-name="P1" draw:layer="layout" svg:x1="10.842cm" svg:y1="9.89cm" svg:x2="5.445cm" svg:y2="9.89cm">
          <text:p/>
        </draw:line>
        <draw:line draw:style-name="gr38" draw:text-style-name="P1" draw:layer="layout" svg:x1="4.175cm" svg:y1="8.544cm" svg:x2="4.175cm" svg:y2="7.274cm">
          <text:p/>
        </draw:line>
        <draw:line draw:style-name="gr38" draw:text-style-name="P1" draw:layer="layout" svg:x1="4.175cm" svg:y1="11.084cm" svg:x2="4.175cm" svg:y2="12.354cm">
          <text:p/>
        </draw:line>
        <draw:connector draw:style-name="gr39" draw:text-style-name="P5" draw:layer="layout" svg:x1="9.572cm" svg:y1="14.335cm" svg:x2="12.112cm" svg:y2="11.795cm" draw:start-shape="id3" draw:start-glue-point="1" draw:end-shape="id2" draw:end-glue-point="2" svg:d="M9572 14335h2540v-2540" svg:viewBox="0 0 2541 2541">
          <text:p/>
        </draw:connector>
        <draw:frame draw:style-name="gr40" draw:text-style-name="P15" draw:layer="layout" svg:width="2.026cm" svg:height="0.569cm" svg:x="10.207cm" svg:y="4.876cm">
          <draw:text-box>
            <text:p><text:span text:style-name="T3">temperature</text:span></text:p>
          </draw:text-box>
        </draw:frame>
        <draw:frame draw:style-name="gr41" draw:text-style-name="P16" draw:layer="layout" svg:width="2.026cm" svg:height="0.569cm" svg:x="10.207cm" svg:y="14.335cm">
          <draw:text-box>
            <text:p><text:span text:style-name="T3">temperature</text:span></text:p>
          </draw:text-box>
        </draw:frame>
        <draw:frame draw:style-name="gr42" draw:text-style-name="P17" draw:layer="layout" svg:width="1.827cm" svg:height="0.569cm" svg:x="7.35cm" svg:y="9.321cm">
          <draw:text-box>
            <text:p><text:span text:style-name="T4">fan control</text:span></text:p>
          </draw:text-box>
        </draw:frame>
        <draw:frame draw:style-name="gr43" draw:text-style-name="P18" draw:layer="layout" svg:width="1.56cm" svg:height="0.569cm" svg:x="4.202cm" svg:y="7.909cm">
          <draw:text-box>
            <text:p><text:span text:style-name="T5">fan level</text:span></text:p>
          </draw:text-box>
        </draw:frame>
        <draw:frame draw:style-name="gr43" draw:text-style-name="P18" draw:layer="layout" svg:width="1.56cm" svg:height="0.569cm" svg:x="4.202cm" svg:y="11.15cm">
          <draw:text-box>
            <text:p><text:span text:style-name="T5">fan level</text:span></text:p>
          </draw:text-box>
        </draw:frame>
        <draw:frame draw:style-name="gr44" draw:text-style-name="P19" draw:layer="layout" svg:width="1.912cm" svg:height="0.645cm" svg:x="3.222cm" svg:y="15.277cm">
          <draw:text-box>
            <text:p><text:span text:style-name="T6">HD zone</text:span></text:p>
          </draw:text-box>
        </draw:frame>
        <draw:frame draw:style-name="gr45" draw:text-style-name="P19" draw:layer="layout" svg:width="2.145cm" svg:height="0.645cm" svg:x="3.222cm" svg:y="4.165cm">
          <draw:text-box>
            <text:p><text:span text:style-name="T6">CPU zone</text:span></text:p>
          </draw:text-box>
        </draw:frame>
        <draw:frame draw:style-name="gr46" draw:text-style-name="P20" draw:layer="layout" svg:width="2.653cm" svg:height="0.645cm" svg:x="2.905cm" svg:y="16.557cm">
          <draw:text-box>
            <text:p><text:span text:style-name="T7">Motherboard</text:span></text:p>
          </draw:text-box>
        </draw:frame>
        <draw:frame draw:style-name="gr47" draw:text-style-name="P21" draw:layer="layout" svg:width="2.572cm" svg:height="0.645cm" svg:x="7.032cm" svg:y="16.547cm">
          <draw:text-box>
            <text:p><text:span text:style-name="T8">Linux kernel</text:span></text:p>
          </draw:text-box>
        </draw:frame>
        <draw:frame draw:style-name="gr48" draw:text-style-name="P22" draw:layer="layout" svg:width="1.929cm" svg:height="0.645cm" svg:x="11.136cm" svg:y="16.547cm">
          <draw:text-box>
            <text:p text:style-name="P5"><text:span text:style-name="T9">systemd</text:span></text:p>
          </draw:text-box>
        </draw:frame>
        <draw:connector draw:style-name="gr49" draw:text-style-name="P1" draw:layer="layout" svg:x1="6.08cm" svg:y1="14.335cm" svg:x2="7.032cm" svg:y2="14.335cm" draw:start-shape="id4" draw:start-glue-point="1" draw:end-shape="id3" draw:end-glue-point="3" svg:d="M6080 14335h952" svg:viewBox="0 0 953 1">
          <text:p/>
        </draw:connector>
        <draw:connector draw:style-name="gr50" draw:text-style-name="P1" draw:layer="layout" svg:x1="5.445cm" svg:y1="5.445cm" svg:x2="7.032cm" svg:y2="5.445cm" draw:start-shape="id5" draw:start-glue-point="1" draw:end-shape="id1" draw:end-glue-point="3" svg:d="M5445 5445h1587" svg:viewBox="0 0 1588 1">
          <text:p/>
        </draw:connector>
        <draw:frame draw:style-name="gr51" draw:text-style-name="P23" draw:layer="layout" svg:width="4.625cm" svg:height="0.962cm" svg:x="6.08cm" svg:y="2.905cm">
          <draw:text-box>
            <text:p text:style-name="P5">Smfc overview</text:p>
          </draw:text-box>
        </draw:frame>
        <draw:frame draw:style-name="gr35" draw:text-style-name="P1" draw:layer="layout" svg:width="1.905cm" svg:height="1.905cm" svg:x="11.16cm" svg:y="8.937cm">
          <draw:image xlink:href="Pictures/10000201000002000000020058F9365DB454EE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7 20 13" svg:d="M0 20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="Arrow_20_short" draw:marker-end-width="0cm" draw:marker-end-center="false" draw:fill="solid" draw:fill-color="#2a6099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but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9T11:57:27.853899458</meta:creation-date>
    <dc:date>2022-03-27T14:26:37.581206809</dc:date>
    <meta:editing-duration>PT40M15S</meta:editing-duration>
    <meta:editing-cycles>6</meta:editing-cycles>
    <meta:generator>LibreOffice/7.0.4.2$Linux_X86_64 LibreOffice_project/00$Build-2</meta:generator>
    <meta:print-date>2022-03-27T14:13:10.325770545</meta:print-date>
    <meta:document-statistic meta:object-count="103"/>
  </office:meta>
</office:document-meta>
</file>